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767cm" svg:height="9.27cm" svg:x="20.128cm" svg:y="0.054cm">
            <draw:object draw:notify-on-update-of-ranges="Feuille1.A1:Feuille1.A10 Feuille1.B1:Feuille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004cm" svg:height="8.633cm" svg:x="7.627cm" svg:y="0.531cm">
            <draw:object draw:notify-on-update-of-ranges="Feuille1.A2:Feuille1.A9 Feuille1.C2:Feuille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49970" calcext:value-type="float">
            <text:p>3064997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22026" calcext:value-type="float">
            <text:p>29722026</text:p>
          </table:table-cell>
          <table:table-cell table:formula="of:=-[.B1]+[.B3]" office:value-type="float" office:value="-1856742" calcext:value-type="float">
            <text:p>-1856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793228" calcext:value-type="float">
            <text:p>28793228</text:p>
          </table:table-cell>
          <table:table-cell table:formula="of:=-[.B2]+[.B4]" office:value-type="float" office:value="-1789649" calcext:value-type="float">
            <text:p>-1789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32377" calcext:value-type="float">
            <text:p>27932377</text:p>
          </table:table-cell>
          <table:table-cell table:formula="of:=-[.B3]+[.B5]" office:value-type="float" office:value="-2079175" calcext:value-type="float">
            <text:p>-2079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14053" calcext:value-type="float">
            <text:p>26714053</text:p>
          </table:table-cell>
          <table:table-cell table:formula="of:=-[.B4]+[.B6]" office:value-type="float" office:value="-2861898" calcext:value-type="float">
            <text:p>-2861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70479" calcext:value-type="float">
            <text:p>25070479</text:p>
          </table:table-cell>
          <table:table-cell table:formula="of:=-[.B5]+[.B7]" office:value-type="float" office:value="-4120557" calcext:value-type="float">
            <text:p>-4120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93496" calcext:value-type="float">
            <text:p>22593496</text:p>
          </table:table-cell>
          <table:table-cell table:formula="of:=-[.B6]+[.B8]" office:value-type="float" office:value="-5080074" calcext:value-type="float">
            <text:p>-508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0405" calcext:value-type="float">
            <text:p>19990405</text:p>
          </table:table-cell>
          <table:table-cell table:formula="of:=-[.B7]+[.B9]" office:value-type="float" office:value="-4082146" calcext:value-type="float">
            <text:p>-4082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11350" calcext:value-type="float">
            <text:p>18511350</text:p>
          </table:table-cell>
          <table:table-cell table:formula="of:=-[.B8]+[.B10]" office:value-type="float" office:value="-2259417" calcext:value-type="float">
            <text:p>-2259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0988" calcext:value-type="float">
            <text:p>177309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6:57:40.346527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12:33.547714200</meta:creation-date>
    <dc:date>2017-01-09T16:59:17.440674253</dc:date>
    <meta:editing-duration>PT20M21S</meta:editing-duration>
    <meta:editing-cycles>4</meta:editing-cycles>
    <meta:generator>LibreOffice/4.2.8.2$Linux_X86_64 LibreOffice_project/420m0$Build-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68cm" svg:height="9.271cm" xlink:href="." xlink:type="simple" chart:class="chart:line" chart:style-name="ch1">
        <chart:legend chart:legend-position="end" svg:x="10.36cm" svg:y="4.336cm" style:legend-expansion="high" chart:style-name="ch2"/>
        <chart:plot-area chart:style-name="ch3" chart:data-source-has-labels="both" svg:x="0.275cm" svg:y="0.185cm" svg:width="9.81cm" svg:height="8.901cm">
          <chartooo:coordinate-region svg:x="2.008cm" svg:y="0.384cm" svg:width="7.89cm" svg:height="8.05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nulométri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649970">
                <text:p>30649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722026">
                <text:p>29722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793228">
                <text:p>287932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932377">
                <text:p>279323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714053">
                <text:p>267140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070479">
                <text:p>250704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593496">
                <text:p>225934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990405">
                <text:p>199904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511350">
                <text:p>185113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730988">
                <text:p>17730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5cm" svg:height="8.634cm" xlink:href=".." xlink:type="simple" chart:class="chart:line" chart:style-name="ch1">
        <chart:legend chart:legend-position="end" svg:x="9.735cm" svg:y="4.018cm" style:legend-expansion="high" chart:style-name="ch2"/>
        <chart:plot-area chart:style-name="ch3" table:cell-range-address="Feuille1.A2:Feuille1.A9 Feuille1.C2:Feuille1.C9" chart:data-source-has-labels="both" svg:x="0.24cm" svg:y="0.172cm" svg:width="9.255cm" svg:height="8.29cm">
          <chartooo:coordinate-region svg:x="1.893cm" svg:y="0.371cm" svg:width="7.508cm" svg:height="7.892cm"/>
          <chart:axis chart:dimension="x" chart:name="primary-x" chart:style-name="ch4" chartooo:axis-type="auto">
            <chartooo:date-scale/>
            <chart:categories table:cell-range-address="Feuille1.A2:Feuille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9" chart:label-cell-address="derive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e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2:Feuille1.A9</svg:desc>
                </draw:g>
              </table:table-cell>
              <table:table-cell office:value-type="float" office:value="-1856742">
                <text:p>-1856742</text:p>
                <draw:g>
                  <svg:desc>Feuille1.C2:Feuille1.C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789649">
                <text:p>-17896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079175">
                <text:p>-20791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861898">
                <text:p>-28618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120557">
                <text:p>-41205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5080074">
                <text:p>-50800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4082146">
                <text:p>-40821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2259417">
                <text:p>-2259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